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自身">
            <text:p>自身</text:p>
          </table:table-cell>
          <table:table-cell office:value-type="string" office:value="じしん">
            <text:p>じしん</text:p>
          </table:table-cell>
          <table:table-cell office:value-type="string" office:value="self">
            <text:p>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自身を疑ってはいけません。">
            <text:p>自分自身を疑ってはいけません。</text:p>
          </table:table-cell>
          <table:table-cell office:value-type="string" office:value="じぶん じしん を うたがって は いけません。">
            <text:p>じぶん じしん を うたがって は いけません。</text:p>
          </table:table-cell>
          <table:table-cell office:value-type="string" office:value="Don't doubt yourself.">
            <text:p>Don't doubt you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かる">
            <text:p>かかる</text:p>
          </table:table-cell>
          <table:table-cell office:value-type="string" office:value="かかる">
            <text:p>かかる</text:p>
          </table:table-cell>
          <table:table-cell office:value-type="string" office:value="catch (a cold, etc.), come down with">
            <text:p>catch (a cold, etc.), come down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インフルエンザにかかっていますね。">
            <text:p>彼女はインフルエンザにかかっていますね。</text:p>
          </table:table-cell>
          <table:table-cell office:value-type="string" office:value="かのじょ は インフルエンザ に かかって います ね。">
            <text:p>かのじょ は インフルエンザ に かかって います ね。</text:p>
          </table:table-cell>
          <table:table-cell office:value-type="string" office:value="She has come down with the flu.">
            <text:p>She has come down with the fl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求める">
            <text:p>求める</text:p>
          </table:table-cell>
          <table:table-cell office:value-type="string" office:value="もとめる">
            <text:p>もとめる</text:p>
          </table:table-cell>
          <table:table-cell office:value-type="string" office:value="seek, yearn for">
            <text:p>seek, yearn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seek parental love.">
            <text:p>Children seek parental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さる">
            <text:p>下さる</text:p>
          </table:table-cell>
          <table:table-cell office:value-type="string" office:value="くださる">
            <text:p>くださる</text:p>
          </table:table-cell>
          <table:table-cell office:value-type="string" office:value="give (honorific)">
            <text:p>give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手紙を下さいました。">
            <text:p>先生が手紙を下さいました。</text:p>
          </table:table-cell>
          <table:table-cell office:value-type="string" office:value="せんせい が てがみ を くださいました。">
            <text:p>せんせい が てがみ を くださいました。</text:p>
          </table:table-cell>
          <table:table-cell office:value-type="string" office:value="The teacher gave me a letter.">
            <text:p>The teacher gave me a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さくじつ">
            <text:p>さくじつ</text:p>
          </table:table-cell>
          <table:table-cell office:value-type="string" office:value="yesterday (formal)">
            <text:p>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は雨でしたね。">
            <text:p>昨日は雨でしたね。</text:p>
          </table:table-cell>
          <table:table-cell office:value-type="string" office:value="さくじつ は あめ でした ね。">
            <text:p>さくじつ は あめ でした ね。</text:p>
          </table:table-cell>
          <table:table-cell office:value-type="string" office:value="It rained yesterday.">
            <text:p>It rain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元">
            <text:p>元</text:p>
          </table:table-cell>
          <table:table-cell office:value-type="string" office:value="もと">
            <text:p>もと</text:p>
          </table:table-cell>
          <table:table-cell office:value-type="string" office:value="origin, former">
            <text:p>origin,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卓球の元選手です。">
            <text:p>あの人は卓球の元選手です。</text:p>
          </table:table-cell>
          <table:table-cell office:value-type="string" office:value="あの ひと は たっきゅう の もと せんしゅ です。">
            <text:p>あの ひと は たっきゅう の もと せんしゅ です。</text:p>
          </table:table-cell>
          <table:table-cell office:value-type="string" office:value="That person is a former table tennis player.">
            <text:p>That person is a former table tennis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型">
            <text:p>型</text:p>
          </table:table-cell>
          <table:table-cell office:value-type="string" office:value="かた">
            <text:p>かた</text:p>
          </table:table-cell>
          <table:table-cell office:value-type="string" office:value="type, model">
            <text:p>typ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型のカメラを買いました。">
            <text:p>新しい型のカメラを買いました。</text:p>
          </table:table-cell>
          <table:table-cell office:value-type="string" office:value="あたらしい かた の カメラ を かいました。">
            <text:p>あたらしい かた の カメラ を かいました。</text:p>
          </table:table-cell>
          <table:table-cell office:value-type="string" office:value="I bought a new-model camera.">
            <text:p>I bought a new-mode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れぞれ">
            <text:p>それぞれ</text:p>
          </table:table-cell>
          <table:table-cell office:value-type="string" office:value="それぞれ">
            <text:p>それぞれ</text:p>
          </table:table-cell>
          <table:table-cell office:value-type="string" office:value="each, respectively">
            <text:p>each, respec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はそれぞれ考え方が違います。">
            <text:p>人はそれぞれ考え方が違います。</text:p>
          </table:table-cell>
          <table:table-cell office:value-type="string" office:value="ひと は それぞれ かんがえかた が ちがいます。">
            <text:p>ひと は それぞれ かんがえかた が ちがいます。</text:p>
          </table:table-cell>
          <table:table-cell office:value-type="string" office:value="Each person has different ideas.">
            <text:p>Each person has different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方">
            <text:p>地方</text:p>
          </table:table-cell>
          <table:table-cell office:value-type="string" office:value="ちほう">
            <text:p>ちほう</text:p>
          </table:table-cell>
          <table:table-cell office:value-type="string" office:value="local region">
            <text:p>local re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方は漁業が盛んです。">
            <text:p>この地方は漁業が盛んです。</text:p>
          </table:table-cell>
          <table:table-cell office:value-type="string" office:value="この ちほう は ぎょぎょう が さかん です。">
            <text:p>この ちほう は ぎょぎょう が さかん です。</text:p>
          </table:table-cell>
          <table:table-cell office:value-type="string" office:value="The fishing industry is flourishing in this local region.">
            <text:p>The fishing industry is flourishing in this local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面">
            <text:p>面</text:p>
          </table:table-cell>
          <table:table-cell office:value-type="string" office:value="めん">
            <text:p>めん</text:p>
          </table:table-cell>
          <table:table-cell office:value-type="string" office:value="surface, side">
            <text:p>surface,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外な面を見た。">
            <text:p>彼の意外な面を見た。</text:p>
          </table:table-cell>
          <table:table-cell office:value-type="string" office:value="かれ の いがいな めん を みた。">
            <text:p>かれ の いがいな めん を みた。</text:p>
          </table:table-cell>
          <table:table-cell office:value-type="string" office:value="I saw an unexpected side of him.">
            <text:p>I saw an unexpected side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は">
            <text:p>実は</text:p>
          </table:table-cell>
          <table:table-cell office:value-type="string" office:value="じつは">
            <text:p>じつは</text:p>
          </table:table-cell>
          <table:table-cell office:value-type="string" office:value="actually">
            <text:p>act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れは実は私の勘違いでした。">
            <text:p>あれは実は私の勘違いでした。</text:p>
          </table:table-cell>
          <table:table-cell office:value-type="string" office:value="あれ は じつは わたし の かんちがい でした。">
            <text:p>あれ は じつは わたし の かんちがい でした。</text:p>
          </table:table-cell>
          <table:table-cell office:value-type="string" office:value="Actually, that was my misunderstanding.">
            <text:p>Actually, that was my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">
            <text:p>よ</text:p>
          </table:table-cell>
          <table:table-cell office:value-type="string" office:value="night, evening">
            <text:p>night, ev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1時間で夜が明けますね。">
            <text:p>あと1時間で夜が明けますね。</text:p>
          </table:table-cell>
          <table:table-cell office:value-type="string" office:value="あと 1 じかん で よ が あけます ね。">
            <text:p>あと 1 じかん で よ が あけます ね。</text:p>
          </table:table-cell>
          <table:table-cell office:value-type="string" office:value="The dawn will break in an hour.">
            <text:p>The dawn will break in an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">
            <text:p>地</text:p>
          </table:table-cell>
          <table:table-cell office:value-type="string" office:value="ち">
            <text:p>ち</text:p>
          </table:table-cell>
          <table:table-cell office:value-type="string" office:value="ground, place">
            <text:p>ground,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その地で残りの生涯を過ごしたんだ。">
            <text:p>彼はその地で残りの生涯を過ごしたんだ。</text:p>
          </table:table-cell>
          <table:table-cell office:value-type="string" office:value="かれ は その ち で のこり の しょうがい を すごした ん だ。">
            <text:p>かれ は その ち で のこり の しょうがい を すごした ん だ。</text:p>
          </table:table-cell>
          <table:table-cell office:value-type="string" office:value="He spent the rest of his life in that place.">
            <text:p>He spent the rest of his life in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議論">
            <text:p>議論</text:p>
          </table:table-cell>
          <table:table-cell office:value-type="string" office:value="ぎろん">
            <text:p>ぎろん</text:p>
          </table:table-cell>
          <table:table-cell office:value-type="string" office:value="discussion, debate">
            <text:p>discussion, deb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議論好きです。">
            <text:p>父は議論好きです。</text:p>
          </table:table-cell>
          <table:table-cell office:value-type="string" office:value="ちち は ぎろん ずき です。">
            <text:p>ちち は ぎろん ずき です。</text:p>
          </table:table-cell>
          <table:table-cell office:value-type="string" office:value="My father likes to engage in debates.">
            <text:p>My father likes to engage in deb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以前">
            <text:p>以前</text:p>
          </table:table-cell>
          <table:table-cell office:value-type="string" office:value="いぜん">
            <text:p>いぜん</text:p>
          </table:table-cell>
          <table:table-cell office:value-type="string" office:value="before, ago">
            <text:p>before,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彼はこの町に住んでいたんだ。">
            <text:p>以前彼はこの町に住んでいたんだ。</text:p>
          </table:table-cell>
          <table:table-cell office:value-type="string" office:value="いぜん かれ は この まち に すんで いた ん だ。">
            <text:p>いぜん かれ は この まち に すんで いた ん だ。</text:p>
          </table:table-cell>
          <table:table-cell office:value-type="string" office:value="He lived in this town before.">
            <text:p>He lived in this town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専門">
            <text:p>専門</text:p>
          </table:table-cell>
          <table:table-cell office:value-type="string" office:value="せんもん">
            <text:p>せんもん</text:p>
          </table:table-cell>
          <table:table-cell office:value-type="string" office:value="specialty, profession">
            <text:p>specialty, prof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法律は私の専門です。">
            <text:p>法律は私の専門です。</text:p>
          </table:table-cell>
          <table:table-cell office:value-type="string" office:value="ほうりつ は わたし の せんもん です。">
            <text:p>ほうりつ は わたし の せんもん です。</text:p>
          </table:table-cell>
          <table:table-cell office:value-type="string" office:value="My specialty is law.">
            <text:p>My specialty is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し上げる">
            <text:p>申し上げる</text:p>
          </table:table-cell>
          <table:table-cell office:value-type="string" office:value="もうしあげる">
            <text:p>もうしあげる</text:p>
          </table:table-cell>
          <table:table-cell office:value-type="string" office:value="tell, say (humble)">
            <text:p>tell, s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結果を申し上げます。">
            <text:p>結果を申し上げます。</text:p>
          </table:table-cell>
          <table:table-cell office:value-type="string" office:value="けっか を もうしあげます。">
            <text:p>けっか を もうしあげます。</text:p>
          </table:table-cell>
          <table:table-cell office:value-type="string" office:value="I'll tell you the results.">
            <text:p>I'll tell you the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動">
            <text:p>行動</text:p>
          </table:table-cell>
          <table:table-cell office:value-type="string" office:value="こうどう">
            <text:p>こうどう</text:p>
          </table:table-cell>
          <table:table-cell office:value-type="string" office:value="action, conduct">
            <text:p>action, condu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行動は理解できない。">
            <text:p>彼の行動は理解できない。</text:p>
          </table:table-cell>
          <table:table-cell office:value-type="string" office:value="かれ の こうどう は りかい できない。">
            <text:p>かれ の こうどう は りかい できない。</text:p>
          </table:table-cell>
          <table:table-cell office:value-type="string" office:value="I can't understand his conduct.">
            <text:p>I can't understan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率">
            <text:p>率</text:p>
          </table:table-cell>
          <table:table-cell office:value-type="string" office:value="りつ">
            <text:p>りつ</text:p>
          </table:table-cell>
          <table:table-cell office:value-type="string" office:value="ratio, rate">
            <text:p>ratio,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手術の成功率は90%だそうです。">
            <text:p>その手術の成功率は90%だそうです。</text:p>
          </table:table-cell>
          <table:table-cell office:value-type="string" office:value="その しゅじゅつ の せいこう りつ は 90% だ そうです。">
            <text:p>その しゅじゅつ の せいこう りつ は 90% だ そうです。</text:p>
          </table:table-cell>
          <table:table-cell office:value-type="string" office:value="The success rate of the operation is said to be 90 %.">
            <text:p>The success rate of the operation is said to be 90 %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監督">
            <text:p>監督</text:p>
          </table:table-cell>
          <table:table-cell office:value-type="string" office:value="かんとく">
            <text:p>かんとく</text:p>
          </table:table-cell>
          <table:table-cell office:value-type="string" office:value="supervisor, film director">
            <text:p>supervisor, film direc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監督はアカデミー賞を受賞したよな。">
            <text:p>その監督はアカデミー賞を受賞したよな。</text:p>
          </table:table-cell>
          <table:table-cell office:value-type="string" office:value="その かんとく は アカデミー しょう を じゅしょう した よ な。">
            <text:p>その かんとく は アカデミー しょう を じゅしょう した よ な。</text:p>
          </table:table-cell>
          <table:table-cell office:value-type="string" office:value="The director won an Academy Award.">
            <text:p>The director won an Academy A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識">
            <text:p>意識</text:p>
          </table:table-cell>
          <table:table-cell office:value-type="string" office:value="いしき">
            <text:p>いしき</text:p>
          </table:table-cell>
          <table:table-cell office:value-type="string" office:value="consciousness, awareness">
            <text:p>consciousness, awar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意識を失いました。">
            <text:p>彼は意識を失いました。</text:p>
          </table:table-cell>
          <table:table-cell office:value-type="string" office:value="かれ は いしき を うしないました。">
            <text:p>かれ は いしき を うしないました。</text:p>
          </table:table-cell>
          <table:table-cell office:value-type="string" office:value="He lost consciousness.">
            <text:p>He lost conscious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認める">
            <text:p>認める</text:p>
          </table:table-cell>
          <table:table-cell office:value-type="string" office:value="みとめる">
            <text:p>みとめる</text:p>
          </table:table-cell>
          <table:table-cell office:value-type="string" office:value="recognize, permit">
            <text:p>recognize, per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彼女との結婚を認めてくれました。">
            <text:p>父が彼女との結婚を認めてくれました。</text:p>
          </table:table-cell>
          <table:table-cell office:value-type="string" office:value="ちち が かのじょ と の けっこん を みとめて くれました。">
            <text:p>ちち が かのじょ と の けっこん を みとめて くれました。</text:p>
          </table:table-cell>
          <table:table-cell office:value-type="string" office:value="My father gave me permission to marry her.">
            <text:p>My father gave me permission to marry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参考">
            <text:p>参考</text:p>
          </table:table-cell>
          <table:table-cell office:value-type="string" office:value="さんこう">
            <text:p>さんこう</text:p>
          </table:table-cell>
          <table:table-cell office:value-type="string" office:value="reference, consultation">
            <text:p>reference, consul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を参考にしてください。">
            <text:p>この本を参考にしてください。</text:p>
          </table:table-cell>
          <table:table-cell office:value-type="string" office:value="この ほん を さんこう に して ください 。">
            <text:p>この ほん を さんこう に して ください 。</text:p>
          </table:table-cell>
          <table:table-cell office:value-type="string" office:value="Please refer to this book.">
            <text:p>Please refer to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チーム">
            <text:p>チーム</text:p>
          </table:table-cell>
          <table:table-cell office:value-type="string" office:value="チーム">
            <text:p>チーム</text:p>
          </table:table-cell>
          <table:table-cell office:value-type="string" office:value="team">
            <text:p>t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チームの一員です。">
            <text:p>彼はチームの一員です。</text:p>
          </table:table-cell>
          <table:table-cell office:value-type="string" office:value="かれ は チーム の いちいん です。">
            <text:p>かれ は チーム の いちいん です。</text:p>
          </table:table-cell>
          <table:table-cell office:value-type="string" office:value="He's a member of the team.">
            <text:p>He's a member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実">
            <text:p>現実</text:p>
          </table:table-cell>
          <table:table-cell office:value-type="string" office:value="げんじつ">
            <text:p>げんじつ</text:p>
          </table:table-cell>
          <table:table-cell office:value-type="string" office:value="reality">
            <text:p>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実は予想より厳しかった。">
            <text:p>現実は予想より厳しかった。</text:p>
          </table:table-cell>
          <table:table-cell office:value-type="string" office:value="げんじつ は よそう より きびしかった。">
            <text:p>げんじつ は よそう より きびしかった。</text:p>
          </table:table-cell>
          <table:table-cell office:value-type="string" office:value="The reality was harsher than I expected.">
            <text:p>The reality was harsher than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価値">
            <text:p>価値</text:p>
          </table:table-cell>
          <table:table-cell office:value-type="string" office:value="かち">
            <text:p>かち</text:p>
          </table:table-cell>
          <table:table-cell office:value-type="string" office:value="value, worth">
            <text:p>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価値のある話を聞いたよ。">
            <text:p>とても価値のある話を聞いたよ。</text:p>
          </table:table-cell>
          <table:table-cell office:value-type="string" office:value="とても かち の ある はなし を きいた よ。">
            <text:p>とても かち の ある はなし を きいた よ。</text:p>
          </table:table-cell>
          <table:table-cell office:value-type="string" office:value="I heard a very valuable story.">
            <text:p>I heard a very valuabl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テーマ">
            <text:p>テーマ</text:p>
          </table:table-cell>
          <table:table-cell office:value-type="string" office:value="テーマ">
            <text:p>テーマ</text:p>
          </table:table-cell>
          <table:table-cell office:value-type="string" office:value="theme, subject matter">
            <text:p>theme, subject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講演のテーマは何ですか。">
            <text:p>講演のテーマは何ですか。</text:p>
          </table:table-cell>
          <table:table-cell office:value-type="string" office:value="こうえん の テーマ は なん です か。">
            <text:p>こうえん の テーマ は なん です か。</text:p>
          </table:table-cell>
          <table:table-cell office:value-type="string" office:value="What's the theme of the lecture?">
            <text:p>What's the theme of the lectu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含む">
            <text:p>含む</text:p>
          </table:table-cell>
          <table:table-cell office:value-type="string" office:value="ふくむ">
            <text:p>ふくむ</text:p>
          </table:table-cell>
          <table:table-cell office:value-type="string" office:value="contain, include">
            <text:p>contain, 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食品は有害物質を含んでいるぞ。">
            <text:p>その食品は有害物質を含んでいるぞ。</text:p>
          </table:table-cell>
          <table:table-cell office:value-type="string" office:value="その しょくひん は ゆうがい ぶっしつ を ふくんで いる ぞ。">
            <text:p>その しょくひん は ゆうがい ぶっしつ を ふくんで いる ぞ。</text:p>
          </table:table-cell>
          <table:table-cell office:value-type="string" office:value="The food contains a poisonous substance.">
            <text:p>The food contains a poisonous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際">
            <text:p>際</text:p>
          </table:table-cell>
          <table:table-cell office:value-type="string" office:value="さい">
            <text:p>さい</text:p>
          </table:table-cell>
          <table:table-cell office:value-type="string" office:value="opportunity, time">
            <text:p>opportunity,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際はっきり言っておきます。">
            <text:p>この際はっきり言っておきます。</text:p>
          </table:table-cell>
          <table:table-cell office:value-type="string" office:value="この さい はっきり いって おきます。">
            <text:p>この さい はっきり いって おきます。</text:p>
          </table:table-cell>
          <table:table-cell office:value-type="string" office:value="I'd like to take this opportunity to speak frankly.">
            <text:p>I'd like to take this opportunity to speak fran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て">
            <text:p>全て</text:p>
          </table:table-cell>
          <table:table-cell office:value-type="string" office:value="すべて">
            <text:p>すべて</text:p>
          </table:table-cell>
          <table:table-cell office:value-type="string" office:value="all, everything">
            <text:p>all, every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全てのことを伝えた。">
            <text:p>彼に全てのことを伝えた。</text:p>
          </table:table-cell>
          <table:table-cell office:value-type="string" office:value="かれ に すべて の こと を つたえた。">
            <text:p>かれ に すべて の こと を つたえた。</text:p>
          </table:table-cell>
          <table:table-cell office:value-type="string" office:value="I told him everything.">
            <text:p>I told him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臣">
            <text:p>大臣</text:p>
          </table:table-cell>
          <table:table-cell office:value-type="string" office:value="だいじん">
            <text:p>だいじん</text:p>
          </table:table-cell>
          <table:table-cell office:value-type="string" office:value="minister">
            <text:p>min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が汚職で逮捕されました。">
            <text:p>大臣が汚職で逮捕されました。</text:p>
          </table:table-cell>
          <table:table-cell office:value-type="string" office:value="だいじん が おしょく で たいほ されました。">
            <text:p>だいじん が おしょく で たいほ されました。</text:p>
          </table:table-cell>
          <table:table-cell office:value-type="string" office:value="The minister was arrested for corruption.">
            <text:p>The minister was arrested for corru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家">
            <text:p>国家</text:p>
          </table:table-cell>
          <table:table-cell office:value-type="string" office:value="こっか">
            <text:p>こっか</text:p>
          </table:table-cell>
          <table:table-cell office:value-type="string" office:value="state, nation">
            <text:p>state, 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首相は国家のリーダーだ。">
            <text:p>首相は国家のリーダーだ。</text:p>
          </table:table-cell>
          <table:table-cell office:value-type="string" office:value="しゅしょう は こっか の リーダー だ。">
            <text:p>しゅしょう は こっか の リーダー だ。</text:p>
          </table:table-cell>
          <table:table-cell office:value-type="string" office:value="The Prime Minister is the leader of the nation.">
            <text:p>The Prime Minister is the leader of the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試合">
            <text:p>試合</text:p>
          </table:table-cell>
          <table:table-cell office:value-type="string" office:value="しあい">
            <text:p>しあい</text:p>
          </table:table-cell>
          <table:table-cell office:value-type="string" office:value="match, game">
            <text:p>match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試合は何時からですか。">
            <text:p>明日の試合は何時からですか。</text:p>
          </table:table-cell>
          <table:table-cell office:value-type="string" office:value="あした の しあい は なん じ から です か。">
            <text:p>あした の しあい は なん じ から です か。</text:p>
          </table:table-cell>
          <table:table-cell office:value-type="string" office:value="What time is the game tomorrow?">
            <text:p>What time is the game tomorr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局">
            <text:p>結局</text:p>
          </table:table-cell>
          <table:table-cell office:value-type="string" office:value="けっきょく">
            <text:p>けっきょく</text:p>
          </table:table-cell>
          <table:table-cell office:value-type="string" office:value="after all, finally">
            <text:p>after all, fi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結局何を言いたかったのだろう。">
            <text:p>彼は結局何を言いたかったのだろう。</text:p>
          </table:table-cell>
          <table:table-cell office:value-type="string" office:value="かれ は けっきょく なに を いいたかった の だろう。">
            <text:p>かれ は けっきょく なに を いいたかった の だろう。</text:p>
          </table:table-cell>
          <table:table-cell office:value-type="string" office:value="I wonder what he wanted to say after all.">
            <text:p>I wonder what he wanted to say after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費">
            <text:p>消費</text:p>
          </table:table-cell>
          <table:table-cell office:value-type="string" office:value="しょうひ">
            <text:p>しょうひ</text:p>
          </table:table-cell>
          <table:table-cell office:value-type="string" office:value="consumption, spending">
            <text:p>consumption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は消費大国と言われています。">
            <text:p>日本は消費大国と言われています。</text:p>
          </table:table-cell>
          <table:table-cell office:value-type="string" office:value="にっぽん は しょうひ たいこく と いわれて います。">
            <text:p>にっぽん は しょうひ たいこく と いわれて います。</text:p>
          </table:table-cell>
          <table:table-cell office:value-type="string" office:value="It is said that Japan is a country of great consumption.">
            <text:p>It is said that Japan is a country of great consum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生">
            <text:p>人生</text:p>
          </table:table-cell>
          <table:table-cell office:value-type="string" office:value="じんせい">
            <text:p>じんせい</text:p>
          </table:table-cell>
          <table:table-cell office:value-type="string" office:value="one's life (to lead)">
            <text:p>one's life (to lea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自分の人生を振り返ったわ。">
            <text:p>彼は自分の人生を振り返ったわ。</text:p>
          </table:table-cell>
          <table:table-cell office:value-type="string" office:value="かれ は じぶん の じんせい を ふりかえった わ。">
            <text:p>かれ は じぶん の じんせい を ふりかえった わ。</text:p>
          </table:table-cell>
          <table:table-cell office:value-type="string" office:value="He looked back on his life.">
            <text:p>He looked back on his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量">
            <text:p>量</text:p>
          </table:table-cell>
          <table:table-cell office:value-type="string" office:value="りょう">
            <text:p>りょう</text:p>
          </table:table-cell>
          <table:table-cell office:value-type="string" office:value="quantity, amount">
            <text:p>quantity,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食事の量を減らしています。">
            <text:p>最近、食事の量を減らしています。</text:p>
          </table:table-cell>
          <table:table-cell office:value-type="string" office:value="さいきん、しょくじ の りょう を へらして います。">
            <text:p>さいきん、しょくじ の りょう を へらして います。</text:p>
          </table:table-cell>
          <table:table-cell office:value-type="string" office:value="Lately, I'm cutting down on the amount of food I eat.">
            <text:p>Lately, I'm cutting down on the amount of food I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精神">
            <text:p>精神</text:p>
          </table:table-cell>
          <table:table-cell office:value-type="string" office:value="せいしん">
            <text:p>せいしん</text:p>
          </table:table-cell>
          <table:table-cell office:value-type="string" office:value="mind, mentality">
            <text:p>mind, men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今、精神が不安定だ。">
            <text:p>彼女は今、精神が不安定だ。</text:p>
          </table:table-cell>
          <table:table-cell office:value-type="string" office:value="かのじょ は いま、せいしん が ふあんてい だ。">
            <text:p>かのじょ は いま、せいしん が ふあんてい だ。</text:p>
          </table:table-cell>
          <table:table-cell office:value-type="string" office:value="She is mentally unstable now.">
            <text:p>She is mentally unstab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レベル">
            <text:p>レベル</text:p>
          </table:table-cell>
          <table:table-cell office:value-type="string" office:value="レベル">
            <text:p>レベル</text:p>
          </table:table-cell>
          <table:table-cell office:value-type="string" office:value="level">
            <text:p>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レベルに合った授業を選んでください。">
            <text:p>自分のレベルに合った授業を選んでください。</text:p>
          </table:table-cell>
          <table:table-cell office:value-type="string" office:value="じぶん の レベル に あった じゅぎょう を えらんで ください。">
            <text:p>じぶん の レベル に あった じゅぎょう を えらんで ください。</text:p>
          </table:table-cell>
          <table:table-cell office:value-type="string" office:value="Please choose a class suitable to your level.">
            <text:p>Please choose a class suitable to your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我々">
            <text:p>我々</text:p>
          </table:table-cell>
          <table:table-cell office:value-type="string" office:value="われわれ">
            <text:p>われわれ</text:p>
          </table:table-cell>
          <table:table-cell office:value-type="string" office:value="we (literary)">
            <text:p>w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我々の決意は固いです。">
            <text:p>我々の決意は固いです。</text:p>
          </table:table-cell>
          <table:table-cell office:value-type="string" office:value="われわれ の けつい は かたい です。">
            <text:p>われわれ の けつい は かたい です。</text:p>
          </table:table-cell>
          <table:table-cell office:value-type="string" office:value="Our decision is firm.">
            <text:p>Our decis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導">
            <text:p>指導</text:p>
          </table:table-cell>
          <table:table-cell office:value-type="string" office:value="しどう">
            <text:p>しどう</text:p>
          </table:table-cell>
          <table:table-cell office:value-type="string" office:value="guide, instruction">
            <text:p>guide, in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生徒の指導が上手ね。">
            <text:p>彼は生徒の指導が上手ね。</text:p>
          </table:table-cell>
          <table:table-cell office:value-type="string" office:value="かれ は せいと の しどう が じょうず ね。">
            <text:p>かれ は せいと の しどう が じょうず ね。</text:p>
          </table:table-cell>
          <table:table-cell office:value-type="string" office:value="He gives good instructions to his students.">
            <text:p>He gives good instructions to his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みょうにち">
            <text:p>みょうにち</text:p>
          </table:table-cell>
          <table:table-cell office:value-type="string" office:value="tomorrow (very formal)">
            <text:p>tomorrow (very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会議を開きます。">
            <text:p>明日、会議を開きます。</text:p>
          </table:table-cell>
          <table:table-cell office:value-type="string" office:value="みょうにち、かいぎ を ひらきます。">
            <text:p>みょうにち、かいぎ を ひらきます。</text:p>
          </table:table-cell>
          <table:table-cell office:value-type="string" office:value="We'll have a meeting tomorrow.">
            <text:p>We'll have a meeting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料">
            <text:p>資料</text:p>
          </table:table-cell>
          <table:table-cell office:value-type="string" office:value="しりょう">
            <text:p>しりょう</text:p>
          </table:table-cell>
          <table:table-cell office:value-type="string" office:value="materials, data">
            <text:p>materials, 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で資料を借りてきました。">
            <text:p>図書館で資料を借りてきました。</text:p>
          </table:table-cell>
          <table:table-cell office:value-type="string" office:value="としょかん で しりょう を かりて きました 。">
            <text:p>としょかん で しりょう を かりて きました 。</text:p>
          </table:table-cell>
          <table:table-cell office:value-type="string" office:value="I borrowed some materials from the library.">
            <text:p>I borrowed some materials from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団体">
            <text:p>団体</text:p>
          </table:table-cell>
          <table:table-cell office:value-type="string" office:value="だんたい">
            <text:p>だんたい</text:p>
          </table:table-cell>
          <table:table-cell office:value-type="string" office:value="group, organization">
            <text:p>group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ッカーは団体競技です。">
            <text:p>サッカーは団体競技です。</text:p>
          </table:table-cell>
          <table:table-cell office:value-type="string" office:value="サッカー は だんたい きょうぎ です。">
            <text:p>サッカー は だんたい きょうぎ です。</text:p>
          </table:table-cell>
          <table:table-cell office:value-type="string" office:value="Soccer is a team (group) sport.">
            <text:p>Soccer is a team (group) s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も">
            <text:p>最も</text:p>
          </table:table-cell>
          <table:table-cell office:value-type="string" office:value="もっとも">
            <text:p>もっとも</text:p>
          </table:table-cell>
          <table:table-cell office:value-type="string" office:value="the most">
            <text:p>the 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世界で最も速い男です。">
            <text:p>彼は世界で最も速い男です。</text:p>
          </table:table-cell>
          <table:table-cell office:value-type="string" office:value="かれ は せかい で もっとも はやい おとこ です 。">
            <text:p>かれ は せかい で もっとも はやい おとこ です 。</text:p>
          </table:table-cell>
          <table:table-cell office:value-type="string" office:value="He's the fastest man in the world.">
            <text:p>He's the fastest man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完全">
            <text:p>完全</text:p>
          </table:table-cell>
          <table:table-cell office:value-type="string" office:value="かんぜん">
            <text:p>かんぜん</text:p>
          </table:table-cell>
          <table:table-cell office:value-type="string" office:value="perfect, complete">
            <text:p>perfect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古い寺院は今でも完全な形を保っているんだ。">
            <text:p>この古い寺院は今でも完全な形を保っているんだ。</text:p>
          </table:table-cell>
          <table:table-cell office:value-type="string" office:value="この ふるい じいん は いま で も かんぜんな かたち を たもって いる ん だ。">
            <text:p>この ふるい じいん は いま で も かんぜんな かたち を たもって いる ん だ。</text:p>
          </table:table-cell>
          <table:table-cell office:value-type="string" office:value="This old Buddhist temple still maintains its complete form.">
            <text:p>This old Buddhist temple still maintains its complete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品">
            <text:p>品</text:p>
          </table:table-cell>
          <table:table-cell office:value-type="string" office:value="しな">
            <text:p>しな</text:p>
          </table:table-cell>
          <table:table-cell office:value-type="string" office:value="goods, item">
            <text:p>goods, i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の品は半額になっています。">
            <text:p>そちらの品は半額になっています。</text:p>
          </table:table-cell>
          <table:table-cell office:value-type="string" office:value="そちら の しな は はんがく に なって います。">
            <text:p>そちら の しな は はんがく に なって います。</text:p>
          </table:table-cell>
          <table:table-cell office:value-type="string" office:value="Those goods are half-price.">
            <text:p>Those goods are half-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男性">
            <text:p>男性</text:p>
          </table:table-cell>
          <table:table-cell office:value-type="string" office:value="だんせい">
            <text:p>だんせい</text:p>
          </table:table-cell>
          <table:table-cell office:value-type="string" office:value="male, man">
            <text:p>male,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敵な男性です。">
            <text:p>彼は素敵な男性です。</text:p>
          </table:table-cell>
          <table:table-cell office:value-type="string" office:value="かれ は すてきな だんせい です。">
            <text:p>かれ は すてきな だんせい です。</text:p>
          </table:table-cell>
          <table:table-cell office:value-type="string" office:value="He's a wonderful man.">
            <text:p>He's a wonderful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軍">
            <text:p>軍</text:p>
          </table:table-cell>
          <table:table-cell office:value-type="string" office:value="ぐん">
            <text:p>ぐん</text:p>
          </table:table-cell>
          <table:table-cell office:value-type="string" office:value="military">
            <text:p>mili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怪我人は軍の病院に運ばれたよ。">
            <text:p>怪我人は軍の病院に運ばれたよ。</text:p>
          </table:table-cell>
          <table:table-cell office:value-type="string" office:value="けが にん は ぐん の びょういん に はこばれた よ。">
            <text:p>けが にん は ぐん の びょういん に はこばれた よ。</text:p>
          </table:table-cell>
          <table:table-cell office:value-type="string" office:value="The injured were taken to the military hospital.">
            <text:p>The injured were taken to the military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描く">
            <text:p>描く</text:p>
          </table:table-cell>
          <table:table-cell office:value-type="string" office:value="えがく">
            <text:p>えがく</text:p>
          </table:table-cell>
          <table:table-cell office:value-type="string" office:value="depict, draw">
            <text:p>depict, dra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物を描くのがうまいな。">
            <text:p>彼は人物を描くのがうまいな。</text:p>
          </table:table-cell>
          <table:table-cell office:value-type="string" office:value="かれ は じんぶつ を えがく の が うまい な。">
            <text:p>かれ は じんぶつ を えがく の が うまい な。</text:p>
          </table:table-cell>
          <table:table-cell office:value-type="string" office:value="He is good at drawing people.">
            <text:p>He is good at draw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終">
            <text:p>最終</text:p>
          </table:table-cell>
          <table:table-cell office:value-type="string" office:value="さいしゅう">
            <text:p>さいしゅう</text:p>
          </table:table-cell>
          <table:table-cell office:value-type="string" office:value="final, last (of something repeated)">
            <text:p>final, last (of something repeat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行きの最終電車は何時ですか。">
            <text:p>東京行きの最終電車は何時ですか。</text:p>
          </table:table-cell>
          <table:table-cell office:value-type="string" office:value="とうきょう いき の さいしゅう でんしゃ は なん じ です か。">
            <text:p>とうきょう いき の さいしゅう でんしゃ は なん じ です か。</text:p>
          </table:table-cell>
          <table:table-cell office:value-type="string" office:value="What time is the last train for Tokyo?">
            <text:p>What time is the last train for Toky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センター">
            <text:p>センター</text:p>
          </table:table-cell>
          <table:table-cell office:value-type="string" office:value="センター">
            <text:p>センター</text:p>
          </table:table-cell>
          <table:table-cell office:value-type="string" office:value="center (for an activity, etc.), hub">
            <text:p>center (for an activity, etc.), h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We manage the entire operation of the factory in this center.">
            <text:p>We manage the entire operation of the factory in this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障害">
            <text:p>障害</text:p>
          </table:table-cell>
          <table:table-cell office:value-type="string" office:value="しょうがい">
            <text:p>しょうがい</text:p>
          </table:table-cell>
          <table:table-cell office:value-type="string" office:value="obstacle, disorder">
            <text:p>obstacle, dis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ずは障害を取り除いてから計画を進めよう。">
            <text:p>まずは障害を取り除いてから計画を進めよう。</text:p>
          </table:table-cell>
          <table:table-cell office:value-type="string" office:value="まず は しょうがい を とりのぞいて から けいかく を すすめよう。">
            <text:p>まず は しょうがい を とりのぞいて から けいかく を すすめよう。</text:p>
          </table:table-cell>
          <table:table-cell office:value-type="string" office:value="Let's remove the obstacles first before we proceed with the plan.">
            <text:p>Let's remove the obstacles first before we proceed with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医療">
            <text:p>医療</text:p>
          </table:table-cell>
          <table:table-cell office:value-type="string" office:value="いりょう">
            <text:p>いりょう</text:p>
          </table:table-cell>
          <table:table-cell office:value-type="string" office:value="medical service, healthcare">
            <text:p>medical service, healthc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療関係の仕事をしています。">
            <text:p>医療関係の仕事をしています。</text:p>
          </table:table-cell>
          <table:table-cell office:value-type="string" office:value="いりょう かんけい の しごと を して います。">
            <text:p>いりょう かんけい の しごと を して います。</text:p>
          </table:table-cell>
          <table:table-cell office:value-type="string" office:value="I work in healthcare.">
            <text:p>I work in health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頂く">
            <text:p>頂く</text:p>
          </table:table-cell>
          <table:table-cell office:value-type="string" office:value="いただく">
            <text:p>いただく</text:p>
          </table:table-cell>
          <table:table-cell office:value-type="string" office:value="receive, eat (humble)">
            <text:p>receive, ea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にお菓子を頂いた。">
            <text:p>お客様にお菓子を頂いた。</text:p>
          </table:table-cell>
          <table:table-cell office:value-type="string" office:value="おきゃくさま に おかし を いただいた。">
            <text:p>おきゃくさま に おかし を いただいた。</text:p>
          </table:table-cell>
          <table:table-cell office:value-type="string" office:value="We received some sweets from our customer.">
            <text:p>We received some sweets from our custo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融">
            <text:p>金融</text:p>
          </table:table-cell>
          <table:table-cell office:value-type="string" office:value="きんゆう">
            <text:p>きんゆう</text:p>
          </table:table-cell>
          <table:table-cell office:value-type="string" office:value="finance">
            <text:p>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金融関係の会社で働いています。">
            <text:p>彼は金融関係の会社で働いています。</text:p>
          </table:table-cell>
          <table:table-cell office:value-type="string" office:value="かれ は きんゆう かんけい の かいしゃ で はたらいて います。">
            <text:p>かれ は きんゆう かんけい の かいしゃ で はたらいて います。</text:p>
          </table:table-cell>
          <table:table-cell office:value-type="string" office:value="He works at a financial company.">
            <text:p>He works at a financial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ぶ">
            <text:p>学ぶ</text:p>
          </table:table-cell>
          <table:table-cell office:value-type="string" office:value="まなぶ">
            <text:p>まなぶ</text:p>
          </table:table-cell>
          <table:table-cell office:value-type="string" office:value="learn, study">
            <text:p>learn, st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哲学を学んでいます。">
            <text:p>私は哲学を学んでいます。</text:p>
          </table:table-cell>
          <table:table-cell office:value-type="string" office:value="わたし は てつがく を まなんで います。">
            <text:p>わたし は てつがく を まなんで います。</text:p>
          </table:table-cell>
          <table:table-cell office:value-type="string" office:value="I study philosophy.">
            <text:p>I study philoso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長">
            <text:p>成長</text:p>
          </table:table-cell>
          <table:table-cell office:value-type="string" office:value="せいちょう">
            <text:p>せいちょう</text:p>
          </table:table-cell>
          <table:table-cell office:value-type="string" office:value="growth">
            <text:p>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庭の木、大きく成長したわね。">
            <text:p>庭の木、大きく成長したわね。</text:p>
          </table:table-cell>
          <table:table-cell office:value-type="string" office:value="にわ の き、おおきく せいちょう した わ ね。">
            <text:p>にわ の き、おおきく せいちょう した わ ね。</text:p>
          </table:table-cell>
          <table:table-cell office:value-type="string" office:value="The tree in the garden has grown a lot.">
            <text:p>The tree in the garden has grown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登場">
            <text:p>登場</text:p>
          </table:table-cell>
          <table:table-cell office:value-type="string" office:value="とうじょう">
            <text:p>とうじょう</text:p>
          </table:table-cell>
          <table:table-cell office:value-type="string" office:value="appearance (on stage, etc.)">
            <text:p>appearance (on stage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登場で会場は盛り上がったね。">
            <text:p>彼女の登場で会場は盛り上がったね。</text:p>
          </table:table-cell>
          <table:table-cell office:value-type="string" office:value="かのじょ の とうじょう で かいじょう は もりあがった ね。">
            <text:p>かのじょ の とうじょう で かいじょう は もりあがった ね。</text:p>
          </table:table-cell>
          <table:table-cell office:value-type="string" office:value="The audience got excited when she made her appearance.">
            <text:p>The audience got excited when she made he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識">
            <text:p>知識</text:p>
          </table:table-cell>
          <table:table-cell office:value-type="string" office:value="ちしき">
            <text:p>ちしき</text:p>
          </table:table-cell>
          <table:table-cell office:value-type="string" office:value="knowledge">
            <text:p>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旅行から多くの知識を得た。">
            <text:p>私は旅行から多くの知識を得た。</text:p>
          </table:table-cell>
          <table:table-cell office:value-type="string" office:value="わたし は りょこう から おおく の ちしき を えた。">
            <text:p>わたし は りょこう から おおく の ちしき を えた。</text:p>
          </table:table-cell>
          <table:table-cell office:value-type="string" office:value="I gained a lot of knowledge from traveling.">
            <text:p>I gained a lot of knowledge from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友人">
            <text:p>友人</text:p>
          </table:table-cell>
          <table:table-cell office:value-type="string" office:value="ゆうじん">
            <text:p>ゆうじん</text:p>
          </table:table-cell>
          <table:table-cell office:value-type="string" office:value="friend (formal)">
            <text:p>frien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時代からの友人です。">
            <text:p>彼は高校時代からの友人です。</text:p>
          </table:table-cell>
          <table:table-cell office:value-type="string" office:value="かれ は こうこう じだい から の ゆうじん です。">
            <text:p>かれ は こうこう じだい から の ゆうじん です。</text:p>
          </table:table-cell>
          <table:table-cell office:value-type="string" office:value="He's my old friend from high school.">
            <text:p>He's my old frien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メージ">
            <text:p>イメージ</text:p>
          </table:table-cell>
          <table:table-cell office:value-type="string" office:value="イメージ">
            <text:p>イメージ</text:p>
          </table:table-cell>
          <table:table-cell office:value-type="string" office:value="image">
            <text:p>i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は清潔なイメージがあるね。">
            <text:p>彼には清潔なイメージがあるね。</text:p>
          </table:table-cell>
          <table:table-cell office:value-type="string" office:value="かれ に は せいけつな イメージ が ある ね。">
            <text:p>かれ に は せいけつな イメージ が ある ね。</text:p>
          </table:table-cell>
          <table:table-cell office:value-type="string" office:value="He has a clean image.">
            <text:p>He has a clean i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トップ">
            <text:p>トップ</text:p>
          </table:table-cell>
          <table:table-cell office:value-type="string" office:value="トップ">
            <text:p>トップ</text:p>
          </table:table-cell>
          <table:table-cell office:value-type="string" office:value="top, the best">
            <text:p>top, the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top grades.">
            <text:p>He passed with the top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税">
            <text:p>税</text:p>
          </table:table-cell>
          <table:table-cell office:value-type="string" office:value="ぜい">
            <text:p>ぜい</text:p>
          </table:table-cell>
          <table:table-cell office:value-type="string" office:value="tax">
            <text:p>t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以上税が上がると生活できないね。">
            <text:p>これ以上税が上がると生活できないね。</text:p>
          </table:table-cell>
          <table:table-cell office:value-type="string" office:value="これ いじょう ぜい が あがる と せいかつ できない ね。">
            <text:p>これ いじょう ぜい が あがる と せいかつ できない ね。</text:p>
          </table:table-cell>
          <table:table-cell office:value-type="string" office:value="We wouldn't be able to make a living with any further tax increase.">
            <text:p>We wouldn't be able to make a living with any further tax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変更">
            <text:p>変更</text:p>
          </table:table-cell>
          <table:table-cell office:value-type="string" office:value="へんこう">
            <text:p>へんこう</text:p>
          </table:table-cell>
          <table:table-cell office:value-type="string" office:value="alteration, change">
            <text:p>alteration, 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定が変更になりました。">
            <text:p>予定が変更になりました。</text:p>
          </table:table-cell>
          <table:table-cell office:value-type="string" office:value="よてい が へんこう に なりました。">
            <text:p>よてい が へんこう に なりました。</text:p>
          </table:table-cell>
          <table:table-cell office:value-type="string" office:value="The schedule has been changed.">
            <text:p>The schedule has been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限り">
            <text:p>限り</text:p>
          </table:table-cell>
          <table:table-cell office:value-type="string" office:value="かぎり">
            <text:p>かぎり</text:p>
          </table:table-cell>
          <table:table-cell office:value-type="string" office:value="limit">
            <text:p>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限りある資源を大切にしよう。">
            <text:p>限りある資源を大切にしよう。</text:p>
          </table:table-cell>
          <table:table-cell office:value-type="string" office:value="かぎり ある しげん を たいせつ に しよう。">
            <text:p>かぎり ある しげん を たいせつ に しよう。</text:p>
          </table:table-cell>
          <table:table-cell office:value-type="string" office:value="Let's take good care of limited resources.">
            <text:p>Let's take good care of limited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式">
            <text:p>式</text:p>
          </table:table-cell>
          <table:table-cell office:value-type="string" office:value="しき">
            <text:p>しき</text:p>
          </table:table-cell>
          <table:table-cell office:value-type="string" office:value="ceremony">
            <text:p>cerem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教会で式を挙げました。">
            <text:p>彼らは教会で式を挙げました。</text:p>
          </table:table-cell>
          <table:table-cell office:value-type="string" office:value="かれら は きょうかい で しき を あげました。">
            <text:p>かれら は きょうかい で しき を あげました。</text:p>
          </table:table-cell>
          <table:table-cell office:value-type="string" office:value="They had a wedding ceremony in the church.">
            <text:p>They had a wedding ceremony in the chu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展開">
            <text:p>展開</text:p>
          </table:table-cell>
          <table:table-cell office:value-type="string" office:value="てんかい">
            <text:p>てんかい</text:p>
          </table:table-cell>
          <table:table-cell office:value-type="string" office:value="development, storyline (plot)">
            <text:p>development, storyline (plo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話の展開に付いていけない。">
            <text:p>話の展開に付いていけない。</text:p>
          </table:table-cell>
          <table:table-cell office:value-type="string" office:value="はなし の てんかい に ついて いけない。">
            <text:p>はなし の てんかい に ついて いけない。</text:p>
          </table:table-cell>
          <table:table-cell office:value-type="string" office:value="I can't follow the storyline.">
            <text:p>I can't follow the story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興味">
            <text:p>興味</text:p>
          </table:table-cell>
          <table:table-cell office:value-type="string" office:value="きょうみ">
            <text:p>きょうみ</text:p>
          </table:table-cell>
          <table:table-cell office:value-type="string" office:value="interest">
            <text:p>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心理学に興味があるよ。">
            <text:p>彼女は心理学に興味があるよ。</text:p>
          </table:table-cell>
          <table:table-cell office:value-type="string" office:value="かのじょ は しんり がく に きょうみ が ある よ。">
            <text:p>かのじょ は しんり がく に きょうみ が ある よ。</text:p>
          </table:table-cell>
          <table:table-cell office:value-type="string" office:value="She is interested in psychology.">
            <text:p>She is interested in psych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含める">
            <text:p>含める</text:p>
          </table:table-cell>
          <table:table-cell office:value-type="string" office:value="ふくめる">
            <text:p>ふくめる</text:p>
          </table:table-cell>
          <table:table-cell office:value-type="string" office:value="include">
            <text:p>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を含めて10人が参加しました。">
            <text:p>私を含めて10人が参加しました。</text:p>
          </table:table-cell>
          <table:table-cell office:value-type="string" office:value="わたし を ふくめて 10 にん が さんか しました。">
            <text:p>わたし を ふくめて 10 にん が さんか しました。</text:p>
          </table:table-cell>
          <table:table-cell office:value-type="string" office:value="Ten people participated, including myself.">
            <text:p>Ten people participated, including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編集">
            <text:p>編集</text:p>
          </table:table-cell>
          <table:table-cell office:value-type="string" office:value="へんしゅう">
            <text:p>へんしゅう</text:p>
          </table:table-cell>
          <table:table-cell office:value-type="string" office:value="editing">
            <text:p>ed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雑誌の編集の仕事をしています。">
            <text:p>私は雑誌の編集の仕事をしています。</text:p>
          </table:table-cell>
          <table:table-cell office:value-type="string" office:value="わたし は ざっし の へんしゅう の しごと を して います。">
            <text:p>わたし は ざっし の へんしゅう の しごと を して います。</text:p>
          </table:table-cell>
          <table:table-cell office:value-type="string" office:value="I work as a magazine editor.">
            <text:p>I work as a magazine ed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選択">
            <text:p>選択</text:p>
          </table:table-cell>
          <table:table-cell office:value-type="string" office:value="せんたく">
            <text:p>せんたく</text:p>
          </table:table-cell>
          <table:table-cell office:value-type="string" office:value="selection, choice">
            <text:p>selection, cho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5種類から選択できます。">
            <text:p>この5種類から選択できます。</text:p>
          </table:table-cell>
          <table:table-cell office:value-type="string" office:value="この 5 しゅるい から せんたく できます。">
            <text:p>この 5 しゅるい から せんたく できます。</text:p>
          </table:table-cell>
          <table:table-cell office:value-type="string" office:value="You can select one from these five types.">
            <text:p>You can select one from these five ty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料">
            <text:p>無料</text:p>
          </table:table-cell>
          <table:table-cell office:value-type="string" office:value="むりょう">
            <text:p>むりょう</text:p>
          </table:table-cell>
          <table:table-cell office:value-type="string" office:value="no charge, free">
            <text:p>no charge, fr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飲み物は無料でございます。">
            <text:p>お飲み物は無料でございます。</text:p>
          </table:table-cell>
          <table:table-cell office:value-type="string" office:value="おのみもの は むりょう で ございます。">
            <text:p>おのみもの は むりょう で ございます。</text:p>
          </table:table-cell>
          <table:table-cell office:value-type="string" office:value="Beverages are free of charge.">
            <text:p>Beverages are free of char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身">
            <text:p>身</text:p>
          </table:table-cell>
          <table:table-cell office:value-type="string" office:value="み">
            <text:p>み</text:p>
          </table:table-cell>
          <table:table-cell office:value-type="string" office:value="body, oneself, one's status">
            <text:p>body, oneself, one's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中は身の安全が第一です。">
            <text:p>旅行中は身の安全が第一です。</text:p>
          </table:table-cell>
          <table:table-cell office:value-type="string" office:value="りょこう ちゅう は み の あんぜん が だいいち です。">
            <text:p>りょこう ちゅう は み の あんぜん が だいいち です。</text:p>
          </table:table-cell>
          <table:table-cell office:value-type="string" office:value="Personal safety is the number one priority when traveling.">
            <text:p>Personal safety is the number one priority when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析">
            <text:p>分析</text:p>
          </table:table-cell>
          <table:table-cell office:value-type="string" office:value="ぶんせき">
            <text:p>ぶんせき</text:p>
          </table:table-cell>
          <table:table-cell office:value-type="string" office:value="analysis">
            <text:p>analy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の経済の動きを分析しています。">
            <text:p>今の経済の動きを分析しています。</text:p>
          </table:table-cell>
          <table:table-cell office:value-type="string" office:value="いま の けいざい の うごき を ぶんせき して います。">
            <text:p>いま の けいざい の うごき を ぶんせき して います。</text:p>
          </table:table-cell>
          <table:table-cell office:value-type="string" office:value="We're analyzing today's economic movements.">
            <text:p>We're analyzing today's economic mov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算">
            <text:p>予算</text:p>
          </table:table-cell>
          <table:table-cell office:value-type="string" office:value="よさん">
            <text:p>よさん</text:p>
          </table:table-cell>
          <table:table-cell office:value-type="string" office:value="budget">
            <text:p>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費用、予算オーバーだ。">
            <text:p>車の費用、予算オーバーだ。</text:p>
          </table:table-cell>
          <table:table-cell office:value-type="string" office:value="くるま の ひよう、 よさん オーバー だ。">
            <text:p>くるま の ひよう、 よさん オーバー だ。</text:p>
          </table:table-cell>
          <table:table-cell office:value-type="string" office:value="The car expenses are over budget.">
            <text:p>The car expenses are over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標">
            <text:p>目標</text:p>
          </table:table-cell>
          <table:table-cell office:value-type="string" office:value="もくひょう">
            <text:p>もくひょう</text:p>
          </table:table-cell>
          <table:table-cell office:value-type="string" office:value="target, goal">
            <text:p>target, g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父を目標にしています。">
            <text:p>私は父を目標にしています。</text:p>
          </table:table-cell>
          <table:table-cell office:value-type="string" office:value="わたし は ちち を もくひょう に して います。">
            <text:p>わたし は ちち を もくひょう に して います。</text:p>
          </table:table-cell>
          <table:table-cell office:value-type="string" office:value="My goal is to become like my father.">
            <text:p>My goal is to become like my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信">
            <text:p>通信</text:p>
          </table:table-cell>
          <table:table-cell office:value-type="string" office:value="つうしん">
            <text:p>つうしん</text:p>
          </table:table-cell>
          <table:table-cell office:value-type="string" office:value="correspondence, communication">
            <text:p>correspondence, commun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教育はとても便利です。">
            <text:p>通信教育はとても便利です。</text:p>
          </table:table-cell>
          <table:table-cell office:value-type="string" office:value="つうしん きょういく は とても べんり です。">
            <text:p>つうしん きょういく は とても べんり です。</text:p>
          </table:table-cell>
          <table:table-cell office:value-type="string" office:value="Distance learning is very convenient.">
            <text:p>Distance learning is very conven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向ける">
            <text:p>向ける</text:p>
          </table:table-cell>
          <table:table-cell office:value-type="string" office:value="むける">
            <text:p>むける</text:p>
          </table:table-cell>
          <table:table-cell office:value-type="string" office:value="turn toward, point at">
            <text:p>turn toward, poi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上司に怒りの目を向けたんだよ。">
            <text:p>彼は上司に怒りの目を向けたんだよ。</text:p>
          </table:table-cell>
          <table:table-cell office:value-type="string" office:value="かれ は じょうし に いかり の め を むけた ん だ よ。">
            <text:p>かれ は じょうし に いかり の め を むけた ん だ よ。</text:p>
          </table:table-cell>
          <table:table-cell office:value-type="string" office:value="He turned his angry eyes towards his boss.">
            <text:p>He turned his angry eyes towards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時刻">
            <text:p>時刻</text:p>
          </table:table-cell>
          <table:table-cell office:value-type="string" office:value="じこく">
            <text:p>じこく</text:p>
          </table:table-cell>
          <table:table-cell office:value-type="string" office:value="time (formal)">
            <text:p>tim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だ今の時刻は6時35分です。">
            <text:p>ただ今の時刻は6時35分です。</text:p>
          </table:table-cell>
          <table:table-cell office:value-type="string" office:value="ただいま の じこく は 6 じ 35 ふん です。">
            <text:p>ただいま の じこく は 6 じ 35 ふん です。</text:p>
          </table:table-cell>
          <table:table-cell office:value-type="string" office:value="The time now is 6:35.">
            <text:p>The time now is 6: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逆">
            <text:p>逆</text:p>
          </table:table-cell>
          <table:table-cell office:value-type="string" office:value="ぎゃく">
            <text:p>ぎゃく</text:p>
          </table:table-cell>
          <table:table-cell office:value-type="string" office:value="reverse, opposite">
            <text:p>reverse, oppos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駅は逆方向です。">
            <text:p>駅は逆方向です。</text:p>
          </table:table-cell>
          <table:table-cell office:value-type="string" office:value="えき は ぎゃく ほうこう です。">
            <text:p>えき は ぎゃく ほうこう です。</text:p>
          </table:table-cell>
          <table:table-cell office:value-type="string" office:value="The station is in the opposite direction.">
            <text:p>The station is in the opposit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高">
            <text:p>最高</text:p>
          </table:table-cell>
          <table:table-cell office:value-type="string" office:value="さいこう">
            <text:p>さいこう</text:p>
          </table:table-cell>
          <table:table-cell office:value-type="string" office:value="supreme, best">
            <text:p>supreme,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've got the best results.">
            <text:p>I've got the best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利益">
            <text:p>利益</text:p>
          </table:table-cell>
          <table:table-cell office:value-type="string" office:value="りえき">
            <text:p>りえき</text:p>
          </table:table-cell>
          <table:table-cell office:value-type="string" office:value="profit, benefit">
            <text:p>profit, bene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月の利益は200万円でした。">
            <text:p>先月の利益は200万円でした。</text:p>
          </table:table-cell>
          <table:table-cell office:value-type="string" office:value="せんげつ の りえき は 200 まん えん でした。">
            <text:p>せんげつ の りえき は 200 まん えん でした。</text:p>
          </table:table-cell>
          <table:table-cell office:value-type="string" office:value="Last month's profit was two million yen.">
            <text:p>Last month's profit was two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務">
            <text:p>事務</text:p>
          </table:table-cell>
          <table:table-cell office:value-type="string" office:value="じむ">
            <text:p>じむ</text:p>
          </table:table-cell>
          <table:table-cell office:value-type="string" office:value="office work, business">
            <text:p>office work,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務の経験が3年あります。">
            <text:p>事務の経験が3年あります。</text:p>
          </table:table-cell>
          <table:table-cell office:value-type="string" office:value="じむ の けいけん が 3 ねん あります。">
            <text:p>じむ の けいけん が 3 ねん あります。</text:p>
          </table:table-cell>
          <table:table-cell office:value-type="string" office:value="I have three years experience in clerical work.">
            <text:p>I have three years experience in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版">
            <text:p>出版</text:p>
          </table:table-cell>
          <table:table-cell office:value-type="string" office:value="しゅっぱん">
            <text:p>しゅっぱん</text:p>
          </table:table-cell>
          <table:table-cell office:value-type="string" office:value="publishing, publication">
            <text:p>publishing, pub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本は15年前に出版された。">
            <text:p>この本は15年前に出版された。</text:p>
          </table:table-cell>
          <table:table-cell office:value-type="string" office:value="この ほん は 15 ねん まえ に しゅっぱん された。">
            <text:p>この ほん は 15 ねん まえ に しゅっぱん された。</text:p>
          </table:table-cell>
          <table:table-cell office:value-type="string" office:value="This book was published 15 years ago.">
            <text:p>This book was published 15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ロ">
            <text:p>プロ</text:p>
          </table:table-cell>
          <table:table-cell office:value-type="string" office:value="プロ">
            <text:p>プロ</text:p>
          </table:table-cell>
          <table:table-cell office:value-type="string" office:value="professional">
            <text:p>profes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様々">
            <text:p>様々</text:p>
          </table:table-cell>
          <table:table-cell office:value-type="string" office:value="さまざま">
            <text:p>さまざま</text:p>
          </table:table-cell>
          <table:table-cell office:value-type="string" office:value="various, diverse">
            <text:p>various, di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には様々な人種が集まっているわ。">
            <text:p>その都市には様々な人種が集まっているわ。</text:p>
          </table:table-cell>
          <table:table-cell office:value-type="string" office:value="その とし に は さまざまな じんしゅ が あつまって いる わ。">
            <text:p>その とし に は さまざまな じんしゅ が あつまって いる わ。</text:p>
          </table:table-cell>
          <table:table-cell office:value-type="string" office:value="The city has a variety of racial groups.">
            <text:p>The city has a variety of racial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州">
            <text:p>州</text:p>
          </table:table-cell>
          <table:table-cell office:value-type="string" office:value="しゅう">
            <text:p>しゅう</text:p>
          </table:table-cell>
          <table:table-cell office:value-type="string" office:value="state, province">
            <text:p>state, provi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、隣の州に引っ越します。">
            <text:p>来月、隣の州に引っ越します。</text:p>
          </table:table-cell>
          <table:table-cell office:value-type="string" office:value="らいげつ、となり の しゅう に ひっこします。">
            <text:p>らいげつ、となり の しゅう に ひっこします。</text:p>
          </table:table-cell>
          <table:table-cell office:value-type="string" office:value="I will move to the neighboring state next month.">
            <text:p>I will move to the neighboring state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共通">
            <text:p>共通</text:p>
          </table:table-cell>
          <table:table-cell office:value-type="string" office:value="きょうつう">
            <text:p>きょうつう</text:p>
          </table:table-cell>
          <table:table-cell office:value-type="string" office:value="commonality">
            <text:p>common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共通の趣味を持っています。">
            <text:p>私たちは共通の趣味を持っています。</text:p>
          </table:table-cell>
          <table:table-cell office:value-type="string" office:value="わたし たち は きょうつう の しゅみ を もって います。">
            <text:p>わたし たち は きょうつう の しゅみ を もって います。</text:p>
          </table:table-cell>
          <table:table-cell office:value-type="string" office:value="We have a common hobby.">
            <text:p>We have a common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代">
            <text:p>現代</text:p>
          </table:table-cell>
          <table:table-cell office:value-type="string" office:value="げんだい">
            <text:p>げんだい</text:p>
          </table:table-cell>
          <table:table-cell office:value-type="string" office:value="present age, modern times">
            <text:p>present age, 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代の科学の進歩には驚くよ。">
            <text:p>現代の科学の進歩には驚くよ。</text:p>
          </table:table-cell>
          <table:table-cell office:value-type="string" office:value="げんだい の かがく の しんぽ に は おどろく よ。">
            <text:p>げんだい の かがく の しんぽ に は おどろく よ。</text:p>
          </table:table-cell>
          <table:table-cell office:value-type="string" office:value="The advancement of modern science will surprise you.">
            <text:p>The advancement of modern science will surprise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被害">
            <text:p>被害</text:p>
          </table:table-cell>
          <table:table-cell office:value-type="string" office:value="ひがい">
            <text:p>ひがい</text:p>
          </table:table-cell>
          <table:table-cell office:value-type="string" office:value="damage, harm">
            <text:p>damage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は台風の被害にあったの。">
            <text:p>彼の家は台風の被害にあったの。</text:p>
          </table:table-cell>
          <table:table-cell office:value-type="string" office:value="かれ の いえ は たいふう の ひがい に あった の。">
            <text:p>かれ の いえ は たいふう の ひがい に あった の。</text:p>
          </table:table-cell>
          <table:table-cell office:value-type="string" office:value="His house was damaged in the typhoon.">
            <text:p>His house was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た">
            <text:p>新た</text:p>
          </table:table-cell>
          <table:table-cell office:value-type="string" office:value="あらた">
            <text:p>あらた</text:p>
          </table:table-cell>
          <table:table-cell office:value-type="string" office:value="new, fresh">
            <text:p>ne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新たな計画が進んでいます。">
            <text:p>新たな計画が進んでいます。</text:p>
          </table:table-cell>
          <table:table-cell office:value-type="string" office:value="あらたな けいかく が すすんで います。">
            <text:p>あらたな けいかく が すすんで います。</text:p>
          </table:table-cell>
          <table:table-cell office:value-type="string" office:value="A new plan is in progress.">
            <text:p>A new plan is in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当">
            <text:p>相当</text:p>
          </table:table-cell>
          <table:table-cell office:value-type="string" office:value="そうとう">
            <text:p>そうとう</text:p>
          </table:table-cell>
          <table:table-cell office:value-type="string" office:value="suitability, equivalence">
            <text:p>suitability, equival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ポンドは454グラムに相当します。">
            <text:p>1ポンドは454グラムに相当します。</text:p>
          </table:table-cell>
          <table:table-cell office:value-type="string" office:value="1 ポンド は 454 グラム に そうとう します。">
            <text:p>1 ポンド は 454 グラム に そうとう します。</text:p>
          </table:table-cell>
          <table:table-cell office:value-type="string" office:value="1 pound is equivalent to 454 grams.">
            <text:p>1 pound is equivalent to 454 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更新">
            <text:p>更新</text:p>
          </table:table-cell>
          <table:table-cell office:value-type="string" office:value="こうしん">
            <text:p>こうしん</text:p>
          </table:table-cell>
          <table:table-cell office:value-type="string" office:value="renewal, update">
            <text:p>renewal, upd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パートの契約を更新した。">
            <text:p>アパートの契約を更新した。</text:p>
          </table:table-cell>
          <table:table-cell office:value-type="string" office:value="アパート の けいやく を こうしん した。">
            <text:p>アパート の けいやく を こうしん した。</text:p>
          </table:table-cell>
          <table:table-cell office:value-type="string" office:value="I renewed the contract of the apartment.">
            <text:p>I renewed the contract of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得る">
            <text:p>得る</text:p>
          </table:table-cell>
          <table:table-cell office:value-type="string" office:value="える">
            <text:p>える</text:p>
          </table:table-cell>
          <table:table-cell office:value-type="string" office:value="obtain, gain">
            <text:p>obtain, 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金を得ましたよ。">
            <text:p>彼は大金を得ましたよ。</text:p>
          </table:table-cell>
          <table:table-cell office:value-type="string" office:value="かれ は たいきん を えました よ。">
            <text:p>かれ は たいきん を えました よ。</text:p>
          </table:table-cell>
          <table:table-cell office:value-type="string" office:value="He gained a lot of money.">
            <text:p>He gained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">
            <text:p>内</text:p>
          </table:table-cell>
          <table:table-cell office:value-type="string" office:value="うち">
            <text:p>うち</text:p>
          </table:table-cell>
          <table:table-cell office:value-type="string" office:value="inside">
            <text:p>in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の内をお話しください。">
            <text:p>心の内をお話しください。</text:p>
          </table:table-cell>
          <table:table-cell office:value-type="string" office:value="こころ の うち を おはなし ください。">
            <text:p>こころ の うち を おはなし ください。</text:p>
          </table:table-cell>
          <table:table-cell office:value-type="string" office:value="Please tell us what's inside your mind.">
            <text:p>Please tell us what's inside your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維持">
            <text:p>維持</text:p>
          </table:table-cell>
          <table:table-cell office:value-type="string" office:value="いじ">
            <text:p>いじ</text:p>
          </table:table-cell>
          <table:table-cell office:value-type="string" office:value="maintenance, upkeep">
            <text:p>maintenance, upk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何とか健康を維持しているわね。">
            <text:p>彼女は何とか健康を維持しているわね。</text:p>
          </table:table-cell>
          <table:table-cell office:value-type="string" office:value="かのじょ は なんとか けんこう を いじ して いる わ ね。">
            <text:p>かのじょ は なんとか けんこう を いじ して いる わ ね。</text:p>
          </table:table-cell>
          <table:table-cell office:value-type="string" office:value="Somehow she manages to maintain her health.">
            <text:p>Somehow she manages to maintain he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料金">
            <text:p>料金</text:p>
          </table:table-cell>
          <table:table-cell office:value-type="string" office:value="りょうきん">
            <text:p>りょうきん</text:p>
          </table:table-cell>
          <table:table-cell office:value-type="string" office:value="charge, fee (for using facilities, etc.)">
            <text:p>charge, fee (for using facilitie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だ料金は払っていないけど。">
            <text:p>まだ料金は払っていないけど。</text:p>
          </table:table-cell>
          <table:table-cell office:value-type="string" office:value="まだ りょうきん は はらって いない けど。">
            <text:p>まだ りょうきん は はらって いない けど。</text:p>
          </table:table-cell>
          <table:table-cell office:value-type="string" office:value="I haven't paid the fee yet, though.">
            <text:p>I haven't paid the fee yet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到着">
            <text:p>到着</text:p>
          </table:table-cell>
          <table:table-cell office:value-type="string" office:value="とうちゃく">
            <text:p>とうちゃく</text:p>
          </table:table-cell>
          <table:table-cell office:value-type="string" office:value="arrival">
            <text:p>arri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9時に東京に到着しました。">
            <text:p>夜9時に東京に到着しました。</text:p>
          </table:table-cell>
          <table:table-cell office:value-type="string" office:value="よる 9 じ に とうきょう に とうちゃく しました。">
            <text:p>よる 9 じ に とうきょう に とうちゃく しました。</text:p>
          </table:table-cell>
          <table:table-cell office:value-type="string" office:value="I arrived at Tokyo at 9 pm.">
            <text:p>I arrived at Tokyo at 9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